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78e9" officeooo:paragraph-rsid="000c78e9" style:font-size-asian="24pt" style:font-size-complex="24pt"/>
    </style:style>
    <style:style style:name="T1" style:family="text">
      <style:text-properties officeooo:rsid="000e4b56"/>
    </style:style>
    <style:style style:name="T2" style:family="text">
      <style:text-properties officeooo:rsid="00101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andon Tran</text:p>
      <text:p text:style-name="P1">CS352 Spring 2017</text:p>
      <text:p text:style-name="P1">Assignment <text:span text:style-name="T2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3:18:24.729068139</meta:creation-date>
    <dc:date>2017-06-01T21:46:09.377787236</dc:date>
    <meta:editing-duration>PT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41" meta:non-whitespace-character-count="37"/>
  </office:meta>
</office:document-meta>
</file>